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7.55pt"/>
    </style:style>
    <style:style style:name="co2" style:family="table-column">
      <style:table-column-properties fo:break-before="auto" style:column-width="31.89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311.36pt"/>
    </style:style>
    <style:style style:name="co5" style:family="table-column">
      <style:table-column-properties fo:break-before="auto" style:column-width="800.7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o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7.5mm_P2.50mm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7.5mm_P2.50mm</text:p>
          </table:table-cell>
          <table:table-cell office:value-type="string" calcext:value-type="string">
            <text:p>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, C4, C5, C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ootprints:C_rect_smd_combo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0, C11, C1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3, C14, C1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Zener di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, D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5817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20V 1A Schottky Barrier Rectifier Diode, DO-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3, J2, J6, J7, J9, J8,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4, J10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1, JP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mper_2_Bridged</text:p>
          </table:table-cell>
          <table:table-cell office:value-type="string" calcext:value-type="string">
            <text:p>footprints:SolderDipJumper2alt</text:p>
          </table:table-cell>
          <table:table-cell office:value-type="string" calcext:value-type="string">
            <text:p>Jumper, 2-pole, closed/brid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_Male</text:p>
          </table:table-cell>
          <table:table-cell office:value-type="string" calcext:value-type="string">
            <text:p>footprints:SolderDipJumper4alt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3, Q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C327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8A Ic, 45V Vce, PNP Transistor, TO-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4-Q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BC557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1A Ic, 45V Vce, PNP Small Signal Transistor, TO-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7-Q21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C547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1A Ic, 45V Vce, Small Signal NPN Transistor, TO-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9, Q20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7000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2A Id, 200V Vds, N-Channel MOSFET, 2.6V Logic Level, TO-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, R46, R22, R50, R47, R51, R70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, R9, R11, R44, R41, R37, R36, R60, R61, R38, R48, R45, R49, R62,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3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7, R23, R24, R33, R14, R6, R4, R3, R66, R15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26,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esistor_SMD:R_0805_2012Metric_Pad1.15x1.40mm_HandSolder</text:p>
          </table:table-cell>
          <table:table-cell table:style-name="ce2" office:value-type="string" calcext:value-type="string">
            <text:p>Resistor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R27, R35,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esistor_SMD:R_0805_2012Metric_Pad1.15x1.40mm_HandSolder</text:p>
          </table:table-cell>
          <table:table-cell table:style-name="ce3" office:value-type="string" calcext:value-type="string">
            <text:p>Resistor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R30, R29, R28, R31,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esistor_SMD:R_0805_2012Metric_Pad1.15x1.40mm_HandSolder</text:p>
          </table:table-cell>
          <table:table-cell table:style-name="ce2" office:value-type="string" calcext:value-type="string">
            <text:p>Resistor</text:p>
          </table:table-cell>
          <table:table-cell table:style-name="ce2" table:number-columns-repeated="1018"/>
        </table:table-row>
        <table:table-row table:style-name="ro1">
          <table:table-cell table:style-name="ce3" office:value-type="string" calcext:value-type="string">
            <text:p>R32,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esistor_SMD:R_0805_2012Metric_Pad1.15x1.40mm_HandSolder</text:p>
          </table:table-cell>
          <table:table-cell table:style-name="ce3" office:value-type="string" calcext:value-type="string">
            <text:p>Resistor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R34,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esistor_SMD:R_0805_2012Metric_Pad1.15x1.40mm_HandSolder</text:p>
          </table:table-cell>
          <table:table-cell table:style-name="ce2" office:value-type="string" calcext:value-type="string">
            <text:p>Resistor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R43, R42, R6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TRIM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Trimmable resistor (preset resistor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7, R40, R16, R20,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_POT</text:p>
          </table:table-cell>
          <table:table-cell table:style-name="ce3" office:value-type="string" calcext:value-type="string">
            <text:p>Potentiometer_THT:Potentiometer_Runtron_RM-065_Vertical</text:p>
          </table:table-cell>
          <table:table-cell table:style-name="ce3" office:value-type="string" calcext:value-type="string">
            <text:p>Potentiometer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R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_Variable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Variable resis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3, R5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POT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Potentiomet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57, R58, R39, R1, R59, R72, R2, R19, R18,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_POT</text:p>
          </table:table-cell>
          <table:table-cell table:style-name="ce3" office:value-type="string" calcext:value-type="string">
            <text:p>Potentiometer_THT:Potentiometer_Runtron_RM-065_Vertical</text:p>
          </table:table-cell>
          <table:table-cell table:style-name="ce3" office:value-type="string" calcext:value-type="string">
            <text:p>Potentio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5, R64, R6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_Variable</text:p>
          </table:table-cell>
          <table:table-cell office:value-type="string" calcext:value-type="string">
            <text:p>Potentiometer_THT:Potentiometer_Runtron_RM-065_Vertical</text:p>
          </table:table-cell>
          <table:table-cell office:value-type="string" calcext:value-type="string">
            <text:p>Variable resist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6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TRIM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Trimmable resistor (preset resisto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TRIM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Trimmable resistor (preset resistor)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07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Quad Low-Noise JFET-Input Operational Amplifiers, DIP-14/SOIC-1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2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MCP4822</text:p>
          </table:table-cell>
          <table:table-cell table:style-name="ce3" office:value-type="string" calcext:value-type="string">
            <text:p>Package_DIP:DIP-8_W7.62mm</text:p>
          </table:table-cell>
          <table:table-cell table:style-name="ce3" office:value-type="string" calcext:value-type="string">
            <text:p>2-Channel 12-Bit D/A Converters with SPI Interface and Internal Reference (2.048V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24</text:p>
          </table:table-cell>
          <table:table-cell office:value-type="string" calcext:value-type="string">
            <text:p>Package_DIP:DIP-14_W7.62mm</text:p>
          </table:table-cell>
          <table:table-cell office:value-type="string" calcext:value-type="string">
            <text:p>Low-Power, Quad-Operational Amplifiers, DIP-14/SOIC-14/SSOP-14</text:p>
          </table:table-cell>
          <table:table-cell table:style-name="ce3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3T14:34:45.268335653</dc:date>
    <meta:editing-duration>PT7M42S</meta:editing-duration>
    <meta:editing-cycles>3</meta:editing-cycles>
    <meta:generator>LibreOffice/6.3.2.2$Linux_X86_64 LibreOffice_project/30$Build-2</meta:generator>
    <meta:document-statistic meta:table-count="1" meta:cell-count="259" meta:object-count="0"/>
  </office:meta>
</office:document-meta>
</file>